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4.75cm" fo:min-width="37.278cm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972cm" fo:min-width="4.498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" style:family="graphic">
      <style:graphic-properties loext:decorative="false"/>
    </style:style>
    <style:style style:name="gr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1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4.75cm" fo:min-width="24.056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194cm" fo:min-width="4.498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  <style:paragraph-properties style:writing-mode="lr-tb"/>
    </style:style>
    <style:style style:name="gr1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4.75cm" fo:min-width="32.556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694cm" fo:min-width="4.498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4.75cm" fo:min-width="32.556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694cm" fo:min-width="4.498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  <style:paragraph-properties style:writing-mode="lr-tb"/>
    </style:style>
    <style:style style:name="gr2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  <style:paragraph-properties style:writing-mode="lr-tb"/>
    </style:style>
    <style:style style:name="gr3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  <style:paragraph-properties style:writing-mode="lr-tb"/>
    </style:style>
    <style:style style:name="gr3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.15cm" fo:min-width="0.1cm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  <style:paragraph-properties style:writing-mode="lr-tb"/>
    </style:style>
    <style:style style:name="gr4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.15cm" fo:min-width="0.1cm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.15cm" fo:min-width="0.1cm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.15cm" fo:min-width="0.1cm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.15cm" fo:min-width="0.1cm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6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6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4.75cm" fo:min-width="24.056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6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194cm" fo:min-width="4.498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6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6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.15cm" fo:min-width="0.1cm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6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6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6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6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6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swim-line-horizontal" draw:style-name="gr1">
          <draw:custom-shape draw:style-name="gr2" draw:text-style-name="P1" draw:layer="layout" svg:width="37.778cm" svg:height="5cm" svg:x="3.222cm" svg:y="0.9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4.998cm" svg:height="2.222cm" draw:transform="rotate (1.5707963267949) translate (1cm 5.996cm)">
            <text:p text:style-name="P2"><text:span text:style-name="T1">userApi (http)</text:span></text:p>
            <draw:enhanced-geometry svg:viewBox="0 0 21600 21600" draw:type="rectangle" draw:enhanced-path="M 0 0 L 21600 0 21600 21600 0 21600 0 0 Z N"/>
          </draw:custom-shape>
        </draw:g>
        <draw:path draw:name="start-event-none" draw:style-name="gr4" draw:text-style-name="P4" xml:id="id1" draw:id="id1" draw:layer="layout" svg:width="1cm" svg:height="1cm" svg:x="2.749cm" svg:y="3.249cm" svg:viewBox="0 0 1001 1001" svg:d="M1001 500c0-276-225-500-502-500-276 0-499 224-499 500s223 501 499 501c277 0 502-225 502-501z">
          <svg:title>start-event-none</svg:title>
          <text:p/>
        </draw:path>
        <draw:g draw:name="task-none" draw:style-name="gr1" xml:id="id2" draw:id="id2">
          <draw:g draw:style-name="gr5">
            <draw:polygon draw:style-name="gr6" draw:text-style-name="P4" draw:layer="layout" svg:width="0.501cm" svg:height="0.436cm" svg:x="6.499cm" svg:y="4.313cm" svg:viewBox="0 0 502 437" draw:points="0,437 502,437 502,0 0,0">
              <text:p/>
            </draw:polygon>
            <draw:line draw:style-name="gr7" draw:text-style-name="P4" draw:layer="layout" svg:x1="6.748cm" svg:y1="4.421cm" svg:x2="6.748cm" svg:y2="4.639cm">
              <text:p/>
            </draw:line>
            <draw:line draw:style-name="gr8" draw:text-style-name="P4" draw:layer="layout" svg:x1="6.624cm" svg:y1="4.531cm" svg:x2="6.874cm" svg:y2="4.531cm">
              <text:p/>
            </draw:line>
          </draw:g>
          <draw:path draw:style-name="gr9" draw:text-style-name="P6" draw:layer="layout" svg:width="2.999cm" svg:height="1.999cm" svg:x="5.25cm" svg:y="2.75cm" svg:viewBox="0 0 3000 2000" svg:d="M218 2000h2563c121 0 219-98 219-218v-1564c0-120-98-218-219-218h-2563c-121 0-218 98-218 218v1564c0 120 97 218 218 218z">
            <text:p text:style-name="P5"><text:span text:style-name="T1">R</text:span><text:span text:style-name="T1">e</text:span><text:span text:style-name="T1">c</text:span><text:span text:style-name="T1">e</text:span><text:span text:style-name="T1">i</text:span><text:span text:style-name="T1">v</text:span><text:span text:style-name="T1">e</text:span></text:p>
            <text:p text:style-name="P5"><text:span text:style-name="T1">v</text:span><text:span text:style-name="T1">e</text:span><text:span text:style-name="T1">h</text:span><text:span text:style-name="T1">i</text:span><text:span text:style-name="T1">c</text:span><text:span text:style-name="T1">l</text:span><text:span text:style-name="T1">e</text:span></text:p>
            <text:p text:style-name="P5"><text:span text:style-name="T1">a</text:span><text:span text:style-name="T1">c</text:span><text:span text:style-name="T1">t</text:span><text:span text:style-name="T1">i</text:span><text:span text:style-name="T1">o</text:span><text:span text:style-name="T1">n</text:span></text:p>
          </draw:path>
        </draw:g>
        <draw:connector draw:style-name="gr10" draw:text-style-name="P7" draw:layer="layout" svg:x1="3.75cm" svg:y1="3.749cm" svg:x2="5.25cm" svg:y2="3.75cm" draw:start-shape="id1" draw:start-glue-point="1" draw:end-shape="id2" draw:end-glue-point="3" svg:d="M3750 3749h750v1h750" svg:viewBox="0 0 1501 2">
          <text:p/>
        </draw:connector>
        <draw:g draw:name="swim-line-horizontal 2" draw:style-name="gr1">
          <draw:custom-shape draw:style-name="gr11" draw:text-style-name="P8" draw:layer="layout" svg:width="24.556cm" svg:height="5cm" svg:x="2.444cm" svg:y="10.7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4.998cm" svg:height="1.444cm" draw:transform="rotate (1.5707963267949) translate (1cm 15.746cm)">
            <text:p text:style-name="P2"><text:span text:style-name="T1">processActionReques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task-none 1" draw:style-name="gr1">
          <draw:g draw:style-name="gr5">
            <draw:polygon draw:style-name="gr13" draw:text-style-name="P4" draw:layer="layout" svg:width="0.501cm" svg:height="0.436cm" svg:x="6.499cm" svg:y="4.313cm" svg:viewBox="0 0 502 437" draw:points="0,437 502,437 502,0 0,0">
              <text:p/>
            </draw:polygon>
            <draw:line draw:style-name="gr14" draw:text-style-name="P4" draw:layer="layout" svg:x1="6.748cm" svg:y1="4.421cm" svg:x2="6.748cm" svg:y2="4.639cm">
              <text:p/>
            </draw:line>
            <draw:line draw:style-name="gr15" draw:text-style-name="P4" draw:layer="layout" svg:x1="6.624cm" svg:y1="4.531cm" svg:x2="6.874cm" svg:y2="4.531cm">
              <text:p/>
            </draw:line>
          </draw:g>
          <draw:path draw:style-name="gr16" draw:text-style-name="P6" draw:layer="layout" svg:width="2.999cm" svg:height="1.999cm" svg:x="5.25cm" svg:y="2.75cm" svg:viewBox="0 0 3000 2000" svg:d="M218 2000h2563c121 0 219-98 219-218v-1564c0-120-98-218-219-218h-2563c-121 0-218 98-218 218v1564c0 120 97 218 218 218z">
            <text:p text:style-name="P5"><text:span text:style-name="T1">R</text:span><text:span text:style-name="T1">e</text:span><text:span text:style-name="T1">c</text:span><text:span text:style-name="T1">e</text:span><text:span text:style-name="T1">i</text:span><text:span text:style-name="T1">v</text:span><text:span text:style-name="T1">e</text:span></text:p>
            <text:p text:style-name="P5"><text:span text:style-name="T1">v</text:span><text:span text:style-name="T1">e</text:span><text:span text:style-name="T1">h</text:span><text:span text:style-name="T1">i</text:span><text:span text:style-name="T1">c</text:span><text:span text:style-name="T1">l</text:span><text:span text:style-name="T1">e</text:span></text:p>
            <text:p text:style-name="P5"><text:span text:style-name="T1">a</text:span><text:span text:style-name="T1">c</text:span><text:span text:style-name="T1">t</text:span><text:span text:style-name="T1">i</text:span><text:span text:style-name="T1">o</text:span><text:span text:style-name="T1">n</text:span></text:p>
          </draw:path>
        </draw:g>
        <draw:g draw:name="task-none 2" draw:style-name="gr1">
          <draw:g draw:style-name="gr5">
            <draw:polygon draw:style-name="gr17" draw:text-style-name="P4" draw:layer="layout" svg:width="0.501cm" svg:height="0.436cm" svg:x="6.499cm" svg:y="4.313cm" svg:viewBox="0 0 502 437" draw:points="0,437 502,437 502,0 0,0">
              <text:p/>
            </draw:polygon>
            <draw:line draw:style-name="gr18" draw:text-style-name="P4" draw:layer="layout" svg:x1="6.748cm" svg:y1="4.421cm" svg:x2="6.748cm" svg:y2="4.639cm">
              <text:p/>
            </draw:line>
            <draw:line draw:style-name="gr19" draw:text-style-name="P4" draw:layer="layout" svg:x1="6.624cm" svg:y1="4.531cm" svg:x2="6.874cm" svg:y2="4.531cm">
              <text:p/>
            </draw:line>
          </draw:g>
          <draw:path draw:style-name="gr20" draw:text-style-name="P6" draw:layer="layout" svg:width="2.999cm" svg:height="1.999cm" svg:x="5.25cm" svg:y="2.75cm" svg:viewBox="0 0 3000 2000" svg:d="M218 2000h2563c121 0 219-98 219-218v-1564c0-120-98-218-219-218h-2563c-121 0-218 98-218 218v1564c0 120 97 218 218 218z">
            <text:p text:style-name="P5"><text:span text:style-name="T1">R</text:span><text:span text:style-name="T1">e</text:span><text:span text:style-name="T1">c</text:span><text:span text:style-name="T1">e</text:span><text:span text:style-name="T1">i</text:span><text:span text:style-name="T1">v</text:span><text:span text:style-name="T1">e</text:span></text:p>
            <text:p text:style-name="P5"><text:span text:style-name="T1">v</text:span><text:span text:style-name="T1">e</text:span><text:span text:style-name="T1">h</text:span><text:span text:style-name="T1">i</text:span><text:span text:style-name="T1">c</text:span><text:span text:style-name="T1">l</text:span><text:span text:style-name="T1">e</text:span></text:p>
            <text:p text:style-name="P5"><text:span text:style-name="T1">a</text:span><text:span text:style-name="T1">c</text:span><text:span text:style-name="T1">t</text:span><text:span text:style-name="T1">i</text:span><text:span text:style-name="T1">o</text:span><text:span text:style-name="T1">n</text:span></text:p>
          </draw:path>
        </draw:g>
        <draw:g draw:name="swim-line-horizontal 1" draw:style-name="gr1">
          <draw:custom-shape draw:style-name="gr21" draw:text-style-name="P8" draw:layer="layout" svg:width="33.056cm" svg:height="5cm" svg:x="2.944cm" svg:y="19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" draw:layer="layout" svg:width="4.998cm" svg:height="1.944cm" draw:transform="rotate (1.5707963267949) translate (1cm 24.248cm)">
            <text:p text:style-name="P2"><text:span text:style-name="T1">tcpInte</text:span><text:span text:style-name="T1">rfa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wim-line-horizontal 3" draw:style-name="gr1">
          <draw:custom-shape draw:style-name="gr23" draw:text-style-name="P8" draw:layer="layout" svg:width="33.056cm" svg:height="5cm" svg:x="2.944cm" svg:y="2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3" draw:layer="layout" svg:width="4.998cm" svg:height="1.944cm" draw:transform="rotate (1.5707963267949) translate (1cm 31.498cm)">
            <text:p text:style-name="P2"><text:span text:style-name="T1">Vehicl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task-none 3" draw:style-name="gr1">
          <draw:g draw:style-name="gr5">
            <draw:polygon draw:style-name="gr25" draw:text-style-name="P4" draw:layer="layout" svg:width="0.501cm" svg:height="0.436cm" svg:x="26.999cm" svg:y="29.563cm" svg:viewBox="0 0 502 437" draw:points="0,437 502,437 502,0 0,0">
              <text:p/>
            </draw:polygon>
            <draw:line draw:style-name="gr26" draw:text-style-name="P4" draw:layer="layout" svg:x1="27.248cm" svg:y1="29.671cm" svg:x2="27.248cm" svg:y2="29.889cm">
              <text:p/>
            </draw:line>
            <draw:line draw:style-name="gr27" draw:text-style-name="P4" draw:layer="layout" svg:x1="27.124cm" svg:y1="29.781cm" svg:x2="27.374cm" svg:y2="29.781cm">
              <text:p/>
            </draw:line>
          </draw:g>
          <draw:path draw:style-name="gr28" draw:text-style-name="P6" draw:layer="layout" svg:width="2.999cm" svg:height="1.999cm" svg:x="25.75cm" svg:y="28cm" svg:viewBox="0 0 3000 2000" svg:d="M218 2000h2563c121 0 219-98 219-218v-1564c0-120-98-218-219-218h-2563c-121 0-218 98-218 218v1564c0 120 97 218 218 218z">
            <text:p text:style-name="P5"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/text:p>
          </draw:path>
        </draw:g>
        <draw:g draw:name="task-none 4" draw:style-name="gr1">
          <draw:g draw:style-name="gr5">
            <draw:polygon draw:style-name="gr29" draw:text-style-name="P4" draw:layer="layout" svg:width="0.501cm" svg:height="0.436cm" svg:x="15.749cm" svg:y="13.563cm" svg:viewBox="0 0 502 437" draw:points="0,437 502,437 502,0 0,0">
              <text:p/>
            </draw:polygon>
            <draw:line draw:style-name="gr30" draw:text-style-name="P4" draw:layer="layout" svg:x1="15.998cm" svg:y1="13.671cm" svg:x2="15.998cm" svg:y2="13.889cm">
              <text:p/>
            </draw:line>
            <draw:line draw:style-name="gr31" draw:text-style-name="P4" draw:layer="layout" svg:x1="15.874cm" svg:y1="13.781cm" svg:x2="16.124cm" svg:y2="13.781cm">
              <text:p/>
            </draw:line>
          </draw:g>
          <draw:path draw:style-name="gr32" draw:text-style-name="P6" draw:layer="layout" svg:width="2.999cm" svg:height="1.999cm" svg:x="14.5cm" svg:y="12cm" svg:viewBox="0 0 3000 2000" svg:d="M218 2000h2563c121 0 219-98 219-218v-1564c0-120-98-218-219-218h-2563c-121 0-218 98-218 218v1564c0 120 97 218 218 218z">
            <text:p text:style-name="P5"><text:span text:style-name="T1">r</text:span><text:span text:style-name="T1">e</text:span><text:span text:style-name="T1">c</text:span><text:span text:style-name="T1">e</text:span><text:span text:style-name="T1">i</text:span><text:span text:style-name="T1">v</text:span><text:span text:style-name="T1">e</text:span></text:p>
          </draw:path>
        </draw:g>
        <draw:g draw:name="task-none 5" draw:style-name="gr1">
          <draw:g draw:style-name="gr5">
            <draw:polygon draw:style-name="gr33" draw:text-style-name="P4" draw:layer="layout" svg:width="0.501cm" svg:height="0.436cm" svg:x="9.999cm" svg:y="4.313cm" svg:viewBox="0 0 502 437" draw:points="0,437 502,437 502,0 0,0">
              <text:p/>
            </draw:polygon>
            <draw:line draw:style-name="gr34" draw:text-style-name="P4" draw:layer="layout" svg:x1="10.248cm" svg:y1="4.421cm" svg:x2="10.248cm" svg:y2="4.639cm">
              <text:p/>
            </draw:line>
            <draw:line draw:style-name="gr35" draw:text-style-name="P4" draw:layer="layout" svg:x1="10.124cm" svg:y1="4.531cm" svg:x2="10.374cm" svg:y2="4.531cm">
              <text:p/>
            </draw:line>
          </draw:g>
          <draw:path draw:style-name="gr36" draw:text-style-name="P6" draw:layer="layout" svg:width="2.999cm" svg:height="1.999cm" svg:x="8.75cm" svg:y="2.75cm" svg:viewBox="0 0 3000 2000" svg:d="M218 2000h2563c121 0 219-98 219-218v-1564c0-120-98-218-219-218h-2563c-121 0-218 98-218 218v1564c0 120 97 218 218 218z">
            <text:p text:style-name="P5"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/text:p>
          </draw:path>
        </draw:g>
        <draw:g draw:name="start-event-message 3" draw:style-name="gr1" xml:id="id4" draw:id="id4">
          <draw:path draw:style-name="gr37" draw:text-style-name="P4" draw:layer="layout" svg:width="1cm" svg:height="1cm" svg:x="15.499cm" svg:y="7.499cm" svg:viewBox="0 0 1001 1001" svg:d="M1001 500c0-276-225-500-502-500-276 0-499 224-499 500 0 277 223 501 499 501 277 0 502-224 502-501z">
            <text:p/>
          </draw:path>
          <draw:custom-shape draw:style-name="gr38" draw:text-style-name="P1" draw:layer="layout" svg:width="0.6cm" svg:height="0.4cm" svg:x="15.699cm" svg:y="7.793cm">
            <text:p/>
            <draw:enhanced-geometry svg:viewBox="0 0 21600 21600" draw:type="rectangle" draw:enhanced-path="M 0 0 L 21600 0 21600 21600 0 21600 0 0 Z N"/>
          </draw:custom-shape>
          <draw:polygon draw:style-name="gr39" draw:text-style-name="P1" draw:layer="layout" svg:width="0.599cm" svg:height="0.149cm" svg:x="15.699cm" svg:y="7.793cm" svg:viewBox="0 0 600 150" draw:points="0,0 300,150 600,0">
            <text:p/>
          </draw:polygon>
        </draw:g>
        <draw:connector draw:style-name="gr10" draw:text-style-name="P7" draw:layer="layout" svg:x1="15.5cm" svg:y1="3.75cm" svg:x2="15.999cm" svg:y2="7.499cm" draw:start-shape="id3" draw:start-glue-point="1" draw:end-shape="id4" draw:end-glue-point="0" svg:d="M15500 3750h516v2375h-17v1374" svg:viewBox="0 0 517 3750">
          <text:p/>
        </draw:connector>
        <draw:g draw:name="task-none 6" draw:style-name="gr1" xml:id="id3" draw:id="id3">
          <draw:g draw:style-name="gr5">
            <draw:polygon draw:style-name="gr40" draw:text-style-name="P4" draw:layer="layout" svg:width="0.501cm" svg:height="0.436cm" svg:x="13.749cm" svg:y="4.313cm" svg:viewBox="0 0 502 437" draw:points="0,437 502,437 502,0 0,0">
              <text:p/>
            </draw:polygon>
            <draw:line draw:style-name="gr41" draw:text-style-name="P4" draw:layer="layout" svg:x1="13.998cm" svg:y1="4.421cm" svg:x2="13.998cm" svg:y2="4.639cm">
              <text:p/>
            </draw:line>
            <draw:line draw:style-name="gr42" draw:text-style-name="P4" draw:layer="layout" svg:x1="13.874cm" svg:y1="4.531cm" svg:x2="14.124cm" svg:y2="4.531cm">
              <text:p/>
            </draw:line>
          </draw:g>
          <draw:path draw:style-name="gr43" draw:text-style-name="P6" draw:layer="layout" svg:width="2.999cm" svg:height="1.999cm" svg:x="12.5cm" svg:y="2.75cm" svg:viewBox="0 0 3000 2000" svg:d="M218 2000h2563c121 0 219-98 219-218v-1564c0-120-98-218-219-218h-2563c-121 0-218 98-218 218v1564c0 120 97 218 218 218z">
            <text:p text:style-name="P5"><text:span text:style-name="T1">s</text:span><text:span text:style-name="T1">e</text:span><text:span text:style-name="T1">n</text:span><text:span text:style-name="T1">d</text:span></text:p>
          </draw:path>
        </draw:g>
        <draw:frame draw:style-name="gr44" draw:text-style-name="P9" draw:layer="layout" svg:width="5.5cm" svg:height="1.673cm" svg:x="16.5cm" svg:y="7.5cm">
          <draw:text-box>
            <text:p>action_requests (worker queue)</text:p>
          </draw:text-box>
        </draw:frame>
        <draw:g draw:name="task-none 7" draw:style-name="gr1">
          <draw:g draw:style-name="gr5">
            <draw:polygon draw:style-name="gr45" draw:text-style-name="P4" draw:layer="layout" svg:width="0.501cm" svg:height="0.436cm" svg:x="20.749cm" svg:y="13.563cm" svg:viewBox="0 0 502 437" draw:points="0,437 502,437 502,0 0,0">
              <text:p/>
            </draw:polygon>
            <draw:line draw:style-name="gr46" draw:text-style-name="P4" draw:layer="layout" svg:x1="20.998cm" svg:y1="13.671cm" svg:x2="20.998cm" svg:y2="13.889cm">
              <text:p/>
            </draw:line>
            <draw:line draw:style-name="gr47" draw:text-style-name="P4" draw:layer="layout" svg:x1="20.874cm" svg:y1="13.781cm" svg:x2="21.124cm" svg:y2="13.781cm">
              <text:p/>
            </draw:line>
          </draw:g>
          <draw:path draw:style-name="gr48" draw:text-style-name="P6" draw:layer="layout" svg:width="2.999cm" svg:height="1.999cm" svg:x="19.5cm" svg:y="12cm" svg:viewBox="0 0 3000 2000" svg:d="M218 2000h2563c121 0 219-98 219-218v-1564c0-120-98-218-219-218h-2563c-121 0-218 98-218 218v1564c0 120 97 218 218 218z">
            <text:p text:style-name="P5"><text:span text:style-name="T1">s</text:span><text:span text:style-name="T1">e</text:span><text:span text:style-name="T1">n</text:span><text:span text:style-name="T1">d</text:span></text:p>
          </draw:path>
        </draw:g>
        <draw:g draw:name="start-event-message 1" draw:style-name="gr1">
          <draw:path draw:style-name="gr49" draw:text-style-name="P4" draw:layer="layout" svg:width="1cm" svg:height="1cm" svg:x="20.5cm" svg:y="16.75cm" svg:viewBox="0 0 1001 1001" svg:d="M1001 500c0-276-225-500-502-500-276 0-499 224-499 500 0 277 223 501 499 501 277 0 502-224 502-501z">
            <text:p/>
          </draw:path>
          <draw:custom-shape draw:style-name="gr50" draw:text-style-name="P1" draw:layer="layout" svg:width="0.6cm" svg:height="0.4cm" svg:x="20.7cm" svg:y="17.044cm">
            <text:p/>
            <draw:enhanced-geometry svg:viewBox="0 0 21600 21600" draw:type="rectangle" draw:enhanced-path="M 0 0 L 21600 0 21600 21600 0 21600 0 0 Z N"/>
          </draw:custom-shape>
          <draw:polygon draw:style-name="gr51" draw:text-style-name="P1" draw:layer="layout" svg:width="0.599cm" svg:height="0.149cm" svg:x="20.7cm" svg:y="17.044cm" svg:viewBox="0 0 600 150" draw:points="0,0 300,150 600,0">
            <text:p/>
          </draw:polygon>
        </draw:g>
        <draw:frame draw:style-name="gr44" draw:text-style-name="P9" draw:layer="layout" svg:width="5.5cm" svg:height="1.673cm" svg:x="21.75cm" svg:y="16.25cm">
          <draw:text-box>
            <text:p>to_tcp_interface (Exchange)</text:p>
          </draw:text-box>
        </draw:frame>
        <draw:g draw:name="start-event-message 2" draw:style-name="gr1">
          <draw:path draw:style-name="gr52" draw:text-style-name="P4" draw:layer="layout" svg:width="1cm" svg:height="1cm" svg:x="20.999cm" svg:y="24.749cm" svg:viewBox="0 0 1001 1001" svg:d="M1001 500c0-276-225-500-502-500-276 0-499 224-499 500 0 277 223 501 499 501 277 0 502-224 502-501z">
            <text:p/>
          </draw:path>
          <draw:custom-shape draw:style-name="gr53" draw:text-style-name="P1" draw:layer="layout" svg:width="0.6cm" svg:height="0.4cm" svg:x="21.199cm" svg:y="25.043cm">
            <text:p/>
            <draw:enhanced-geometry svg:viewBox="0 0 21600 21600" draw:type="rectangle" draw:enhanced-path="M 0 0 L 21600 0 21600 21600 0 21600 0 0 Z N"/>
          </draw:custom-shape>
          <draw:polygon draw:style-name="gr54" draw:text-style-name="P1" draw:layer="layout" svg:width="0.599cm" svg:height="0.149cm" svg:x="21.199cm" svg:y="25.043cm" svg:viewBox="0 0 600 150" draw:points="0,0 300,150 600,0">
            <text:p/>
          </draw:polygon>
        </draw:g>
        <draw:frame draw:style-name="gr44" draw:text-style-name="P9" draw:layer="layout" svg:width="5.5cm" svg:height="1cm" svg:x="22.75cm" svg:y="24.75cm">
          <draw:text-box>
            <text:p>TCP socket</text:p>
          </draw:text-box>
        </draw:frame>
        <draw:g draw:name="start-event-message 4" draw:style-name="gr1">
          <draw:path draw:style-name="gr55" draw:text-style-name="P4" draw:layer="layout" svg:width="1cm" svg:height="1cm" svg:x="32cm" svg:y="24.75cm" svg:viewBox="0 0 1001 1001" svg:d="M1001 500c0-276-225-500-502-500-276 0-499 224-499 500 0 277 223 501 499 501 277 0 502-224 502-501z">
            <text:p/>
          </draw:path>
          <draw:custom-shape draw:style-name="gr56" draw:text-style-name="P1" draw:layer="layout" svg:width="0.6cm" svg:height="0.4cm" svg:x="32.2cm" svg:y="25.044cm">
            <text:p/>
            <draw:enhanced-geometry svg:viewBox="0 0 21600 21600" draw:type="rectangle" draw:enhanced-path="M 0 0 L 21600 0 21600 21600 0 21600 0 0 Z N"/>
          </draw:custom-shape>
          <draw:polygon draw:style-name="gr57" draw:text-style-name="P1" draw:layer="layout" svg:width="0.599cm" svg:height="0.149cm" svg:x="32.2cm" svg:y="25.044cm" svg:viewBox="0 0 600 150" draw:points="0,0 300,150 600,0">
            <text:p/>
          </draw:polygon>
        </draw:g>
        <draw:frame draw:style-name="gr44" draw:text-style-name="P9" draw:layer="layout" svg:width="5.5cm" svg:height="1cm" svg:x="34cm" svg:y="24.75cm">
          <draw:text-box>
            <text:p>TCP socket</text:p>
          </draw:text-box>
        </draw:frame>
        <draw:g draw:name="start-event-message 5" draw:style-name="gr1">
          <draw:path draw:style-name="gr58" draw:text-style-name="P4" draw:layer="layout" svg:width="1cm" svg:height="1cm" svg:x="31.749cm" svg:y="16.75cm" svg:viewBox="0 0 1001 1001" svg:d="M1001 500c0-276-225-500-502-500-276 0-499 224-499 500 0 277 223 501 499 501 277 0 502-224 502-501z">
            <text:p/>
          </draw:path>
          <draw:custom-shape draw:style-name="gr59" draw:text-style-name="P1" draw:layer="layout" svg:width="0.6cm" svg:height="0.4cm" svg:x="31.949cm" svg:y="17.044cm">
            <text:p/>
            <draw:enhanced-geometry svg:viewBox="0 0 21600 21600" draw:type="rectangle" draw:enhanced-path="M 0 0 L 21600 0 21600 21600 0 21600 0 0 Z N"/>
          </draw:custom-shape>
          <draw:polygon draw:style-name="gr60" draw:text-style-name="P1" draw:layer="layout" svg:width="0.599cm" svg:height="0.149cm" svg:x="31.949cm" svg:y="17.044cm" svg:viewBox="0 0 600 150" draw:points="0,0 300,150 600,0">
            <text:p/>
          </draw:polygon>
        </draw:g>
        <draw:frame draw:style-name="gr44" draw:text-style-name="P9" draw:layer="layout" svg:width="5.5cm" svg:height="1.673cm" svg:x="33.75cm" svg:y="16.25cm">
          <draw:text-box>
            <text:p>from_tcp_interface (Worker queue)</text:p>
          </draw:text-box>
        </draw:frame>
        <draw:g draw:name="swim-line-horizontal 4" draw:style-name="gr1">
          <draw:custom-shape draw:style-name="gr61" draw:text-style-name="P8" draw:layer="layout" svg:width="24.556cm" svg:height="5cm" svg:x="29.444cm" svg:y="10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" draw:layer="layout" svg:width="4.998cm" svg:height="1.444cm" draw:transform="rotate (1.5707963267949) translate (28cm 15.748cm)">
            <text:p text:style-name="P2"><text:span text:style-name="T1">fromTcpInterf</text:span><text:span text:style-name="T1">a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tart-event-message 6" draw:style-name="gr1">
          <draw:path draw:style-name="gr63" draw:text-style-name="P4" draw:layer="layout" svg:width="1cm" svg:height="1cm" svg:x="31.75cm" svg:y="8.249cm" svg:viewBox="0 0 1001 1001" svg:d="M1001 500c0-276-225-500-502-500-276 0-499 224-499 500 0 277 223 501 499 501 277 0 502-224 502-501z">
            <text:p/>
          </draw:path>
          <draw:custom-shape draw:style-name="gr64" draw:text-style-name="P1" draw:layer="layout" svg:width="0.6cm" svg:height="0.4cm" svg:x="31.95cm" svg:y="8.543cm">
            <text:p/>
            <draw:enhanced-geometry svg:viewBox="0 0 21600 21600" draw:type="rectangle" draw:enhanced-path="M 0 0 L 21600 0 21600 21600 0 21600 0 0 Z N"/>
          </draw:custom-shape>
          <draw:polygon draw:style-name="gr65" draw:text-style-name="P1" draw:layer="layout" svg:width="0.599cm" svg:height="0.149cm" svg:x="31.95cm" svg:y="8.543cm" svg:viewBox="0 0 600 150" draw:points="0,0 300,150 600,0">
            <text:p/>
          </draw:polygon>
        </draw:g>
        <draw:frame draw:style-name="gr44" draw:text-style-name="P9" draw:layer="layout" svg:width="5.5cm" svg:height="1.673cm" svg:x="34cm" svg:y="8cm">
          <draw:text-box>
            <text:p>action_responses (Exchange)</text:p>
          </draw:text-box>
        </draw:frame>
        <draw:g draw:name="task-none 8" draw:style-name="gr1">
          <draw:g draw:style-name="gr5">
            <draw:polygon draw:style-name="gr66" draw:text-style-name="P4" draw:layer="layout" svg:width="0.501cm" svg:height="0.436cm" svg:x="31.499cm" svg:y="4.313cm" svg:viewBox="0 0 502 437" draw:points="0,437 502,437 502,0 0,0">
              <text:p/>
            </draw:polygon>
            <draw:line draw:style-name="gr67" draw:text-style-name="P4" draw:layer="layout" svg:x1="31.748cm" svg:y1="4.421cm" svg:x2="31.748cm" svg:y2="4.639cm">
              <text:p/>
            </draw:line>
            <draw:line draw:style-name="gr68" draw:text-style-name="P4" draw:layer="layout" svg:x1="31.624cm" svg:y1="4.531cm" svg:x2="31.874cm" svg:y2="4.531cm">
              <text:p/>
            </draw:line>
          </draw:g>
          <draw:path draw:style-name="gr69" draw:text-style-name="P6" draw:layer="layout" svg:width="2.999cm" svg:height="1.999cm" svg:x="30.25cm" svg:y="2.75cm" svg:viewBox="0 0 3000 2000" svg:d="M218 2000h2563c121 0 219-98 219-218v-1564c0-120-98-218-219-218h-2563c-121 0-218 98-218 218v1564c0 120 97 218 218 218z">
            <text:p text:style-name="P5"><text:span text:style-name="T1">send</text:span></text:p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21:22:13.983801951</meta:creation-date>
    <dc:date>2024-12-08T10:34:22.711513523</dc:date>
    <meta:editing-duration>PT1H42M1S</meta:editing-duration>
    <meta:editing-cycles>6</meta:editing-cycles>
    <meta:generator>LibreOffice/24.8.3.2$MacOSX_X86_64 LibreOffice_project/48a6bac9e7e268aeb4c3483fcf825c94556d9f92</meta:generator>
    <meta:document-statistic meta:object-count="102"/>
  </office:meta>
</office:document-meta>
</file>